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7.4cm" fo:min-width="16.6cm"/>
    </style:style>
    <style:style style:name="gr2" style:family="graphic" style:parent-style-name="standard">
      <style:graphic-properties draw:textarea-horizontal-align="justify" draw:textarea-vertical-align="middle" draw:auto-grow-height="false" fo:min-height="1.76cm" fo:min-width="3.612cm" fo:wrap-option="wrap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1.5cm" fo:min-width="6.8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.496cm" fo:min-width="0.424cm"/>
    </style:style>
    <style:style style:name="gr5" style:family="graphic" style:parent-style-name="standard">
      <style:graphic-properties svg:stroke-color="#00cc33" draw:fill="solid" draw:fill-color="#00cc00" draw:textarea-horizontal-align="justify" draw:textarea-vertical-align="middle" draw:auto-grow-height="false" fo:min-height="0.496cm" fo:min-width="0.424cm"/>
    </style:style>
    <style:style style:name="gr6" style:family="graphic" style:parent-style-name="standard">
      <style:graphic-properties svg:stroke-color="#0000ff" draw:fill="solid" draw:fill-color="#0000cc" draw:textarea-horizontal-align="justify" draw:textarea-vertical-align="middle" draw:auto-grow-height="false" fo:min-height="0.496cm" fo:min-width="0.424cm"/>
    </style:style>
    <style:style style:name="gr7" style:family="graphic" style:parent-style-name="standard">
      <style:graphic-properties svg:stroke-color="#ff9900" draw:fill="solid" draw:fill-color="#ff9900" draw:textarea-horizontal-align="justify" draw:textarea-vertical-align="middle" draw:auto-grow-height="false" fo:min-height="0.496cm" fo:min-width="0.424cm"/>
    </style:style>
    <style:style style:name="gr8" style:family="graphic" style:parent-style-name="standard">
      <style:graphic-properties svg:stroke-color="#ffff66" draw:fill="solid" draw:fill-color="#ffff00" draw:textarea-horizontal-align="justify" draw:textarea-vertical-align="middle" draw:auto-grow-height="false" fo:min-height="0.496cm" fo:min-width="0.424cm"/>
    </style:style>
    <style:style style:name="gr9" style:family="graphic" style:parent-style-name="standard">
      <style:graphic-properties svg:stroke-color="#00cccc" draw:fill="solid" draw:fill-color="#00ccff" draw:textarea-horizontal-align="justify" draw:textarea-vertical-align="middle" draw:auto-grow-height="false" fo:min-height="0.495cm" fo:min-width="0.424cm"/>
    </style:style>
    <style:style style:name="gr10" style:family="graphic" style:parent-style-name="standard">
      <style:graphic-properties svg:stroke-color="#cc3300" draw:fill="solid" draw:fill-color="#c5000b" draw:textarea-horizontal-align="justify" draw:textarea-vertical-align="middle" draw:auto-grow-height="false" fo:min-height="0.496cm" fo:min-width="0.424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1.4cm" fo:min-width="1.4cm"/>
    </style:style>
    <style:style style:name="gr12" style:family="graphic" style:parent-style-name="standard">
      <style:graphic-properties svg:stroke-color="#cc00cc" draw:fill="solid" draw:fill-color="#cc00cc" draw:textarea-horizontal-align="justify" draw:textarea-vertical-align="middle" draw:auto-grow-height="false" fo:min-height="0.496cm" fo:min-width="0.424cm"/>
    </style:style>
    <style:style style:name="gr13" style:family="graphic" style:parent-style-name="standard">
      <style:graphic-properties svg:stroke-color="#990000" draw:fill="solid" draw:fill-color="#993366" draw:textarea-horizontal-align="justify" draw:textarea-vertical-align="middle" draw:auto-grow-height="false" fo:min-height="0.267cm" fo:min-width="0.4cm"/>
    </style:style>
    <style:style style:name="gr14" style:family="graphic" style:parent-style-name="standard">
      <style:graphic-properties draw:textarea-horizontal-align="justify" draw:textarea-vertical-align="middle" draw:auto-grow-height="false" fo:min-height="0.3cm" fo:min-width="6.038cm"/>
    </style:style>
    <style:style style:name="gr15" style:family="graphic" style:parent-style-name="standard">
      <style:graphic-properties draw:textarea-horizontal-align="justify" draw:textarea-vertical-align="middle" draw:auto-grow-height="false" fo:min-height="2.686cm" fo:min-width="5.278cm" fo:wrap-option="wrap"/>
    </style:style>
    <style:style style:name="gr16" style:family="graphic" style:parent-style-name="standard">
      <style:graphic-properties draw:fill-color="#ccffff" draw:textarea-horizontal-align="justify" draw:textarea-vertical-align="middle" draw:auto-grow-height="false" fo:min-height="5.099cm" fo:min-width="10.6cm"/>
    </style:style>
    <style:style style:name="gr17" style:family="graphic" style:parent-style-name="standard">
      <style:graphic-properties draw:textarea-horizontal-align="justify" draw:textarea-vertical-align="middle" draw:auto-grow-height="false" fo:min-height="3.4cm" fo:min-width="4.1cm"/>
    </style:style>
    <style:style style:name="gr18" style:family="graphic" style:parent-style-name="standard">
      <style:graphic-properties draw:textarea-horizontal-align="justify" draw:textarea-vertical-align="middle" draw:auto-grow-height="false" fo:min-height="2.316cm" fo:min-width="3.612cm" fo:wrap-option="wrap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 fo:min-height="1.5cm" fo:min-width="1.4cm"/>
    </style:style>
    <style:style style:name="gr20" style:family="graphic" style:parent-style-name="standard">
      <style:graphic-properties draw:fill="solid" draw:fill-color="#ff0066" draw:textarea-vertical-align="middle" draw:auto-grow-height="false" fo:min-height="0.286cm" fo:min-width="2.627cm"/>
    </style:style>
    <style:style style:name="gr21" style:family="graphic" style:parent-style-name="standard">
      <style:graphic-properties draw:fill-color="#ccffff" draw:textarea-horizontal-align="justify" draw:textarea-vertical-align="middle" draw:auto-grow-height="false" fo:min-height="6.999cm" fo:min-width="16.6cm"/>
    </style:style>
    <style:style style:name="gr22" style:family="graphic" style:parent-style-name="standard">
      <style:graphic-properties draw:fill="solid" draw:fill-color="#ffd320" draw:textarea-horizontal-align="justify" draw:textarea-vertical-align="middle" draw:auto-grow-height="false" fo:min-height="0.3cm" fo:min-width="6.038cm"/>
    </style:style>
    <style:style style:name="gr23" style:family="graphic" style:parent-style-name="standard">
      <style:graphic-properties draw:textarea-horizontal-align="justify" draw:textarea-vertical-align="middle" draw:auto-grow-height="false" fo:min-height="3.242cm" fo:min-width="3.982cm" fo:wrap-option="wrap"/>
    </style:style>
    <style:style style:name="gr24" style:family="graphic" style:parent-style-name="standard">
      <style:graphic-properties draw:fill="solid" draw:fill-color="#ff0066" draw:textarea-vertical-align="middle" draw:auto-grow-height="false" fo:min-height="0.276cm" fo:min-width="2.059cm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303cm" fo:min-width="4.387cm"/>
    </style:style>
    <style:style style:name="gr26" style:family="graphic" style:parent-style-name="standard">
      <style:graphic-properties draw:textarea-horizontal-align="justify" draw:textarea-vertical-align="middle" draw:auto-grow-height="false" fo:min-height="2.038cm" fo:min-width="3.982cm" fo:wrap-option="wrap"/>
    </style:style>
    <style:style style:name="gr27" style:family="graphic" style:parent-style-name="standard">
      <style:graphic-properties draw:fill="solid" draw:fill-color="#ffffcc" draw:textarea-horizontal-align="justify" draw:textarea-vertical-align="middle" draw:auto-grow-height="false" fo:min-height="1.5cm" fo:min-width="1.4cm"/>
    </style:style>
    <style:style style:name="gr28" style:family="graphic" style:parent-style-name="standard">
      <style:graphic-properties svg:stroke-color="#336600" draw:fill="solid" draw:fill-color="#314004" draw:textarea-horizontal-align="justify" draw:textarea-vertical-align="middle" draw:auto-grow-height="false" fo:min-height="0.267cm" fo:min-width="0.4cm"/>
    </style:style>
    <style:style style:name="gr29" style:family="graphic" style:parent-style-name="standard">
      <style:graphic-properties draw:fill="solid" draw:fill-color="#ffd320" draw:textarea-horizontal-align="justify" draw:textarea-vertical-align="middle" draw:auto-grow-height="false" fo:min-height="0.3cm" fo:min-width="2.538cm"/>
    </style:style>
    <style:style style:name="gr30" style:family="graphic" style:parent-style-name="standard">
      <style:graphic-properties draw:textarea-horizontal-align="justify" draw:textarea-vertical-align="middle" draw:auto-grow-height="false" fo:min-height="2.594cm" fo:min-width="5.278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6.6cm" svg:height="7.4cm" svg:x="2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1.9cm" svg:x="14cm" svg:y="2.6cm">
          <text:p text:style-name="P1"><text:span text:style-name="T1">Memòria (on s'emmagatzemen les dades)</text:span></text:p>
          <draw:enhanced-geometry svg:viewBox="0 0 21600 21600" draw:text-areas="800 800 20800 20800" draw:type="round-rectangular-callout" draw:modifiers="19257.8313253012 38598.2114676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6.8cm" svg:height="1.5cm" svg:x="11.4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11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7cm" svg:x="12.7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cm" svg:height="0.7cm" svg:x="13.6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7cm" svg:x="14.5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cm" svg:height="0.7cm" svg:x="15.4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99cm" svg:x="16.3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7cm" svg:x="17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3.1cm" svg:y="9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1.4cm" svg:x="3.1cm" svg:y="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7cm" svg:x="3.5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cm" svg:height="0.8cm" svg:x="3.4cm" svg:y="1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6.9cm" svg:height="0.6cm" svg:x="4.5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5.7cm" svg:height="2.9cm" svg:x="2.7cm" svg:y="1.1cm">
          <text:p text:style-name="P1"><text:span text:style-name="T1">Les variables de tipus bàsics emmagatzemen el valor a la zona de memòria on es guarad la variable</text:span></text:p>
          <draw:enhanced-geometry svg:viewBox="0 0 21600 21600" draw:text-areas="800 800 20800 20800" draw:type="round-rectangular-callout" draw:modifiers="2511.9803543238 39819.6483971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draw:layer="layout" svg:width="5.7cm" svg:height="2.9cm" svg:x="2.5cm" svg:y="13.8cm">
          <text:p text:style-name="P1"><text:span text:style-name="T1">Les variables de tipus array emmagatzemen una referencia a la zona de memòria on es guarden els valors de l'array</text:span></text:p>
          <draw:enhanced-geometry svg:viewBox="0 0 21600 21600" draw:text-areas="800 800 20800 20800" draw:type="round-rectangular-callout" draw:modifiers="3860.79635151728 -20267.2182006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6.6cm" svg:height="7.4cm" svg:x="2.6cm" svg:y="5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1.9cm" svg:x="14cm" svg:y="2.601cm">
          <text:p text:style-name="P1"><text:span text:style-name="T1">Memòria (on s'emmagatzemen les dades)</text:span></text:p>
          <draw:enhanced-geometry svg:viewBox="0 0 21600 21600" draw:text-areas="800 800 20800 20800" draw:type="round-rectangular-callout" draw:modifiers="19257.8313253012 38598.2114676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6.8cm" svg:height="1.5cm" svg:x="11.4cm" svg:y="9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11.8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7cm" svg:x="12.701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cm" svg:height="0.7cm" svg:x="13.601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7cm" svg:x="14.501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cm" svg:height="0.7cm" svg:x="15.401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99cm" svg:x="16.301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7cm" svg:x="17.201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3.1cm" svg:y="9.9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1.4cm" svg:x="3.1cm" svg:y="6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7cm" svg:x="3.502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cm" svg:height="0.8cm" svg:x="3.4cm" svg:y="10.2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6.9cm" svg:height="0.6cm" svg:x="4.5cm" svg:y="10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5.7cm" svg:height="2.9cm" svg:x="2.7cm" svg:y="1.101cm">
          <text:p text:style-name="P1"><text:span text:style-name="T1">Les variables de tipus bàsics emmagatzemen el valor a la zona de memòria on es guarad la variable</text:span></text:p>
          <draw:enhanced-geometry svg:viewBox="0 0 21600 21600" draw:text-areas="800 800 20800 20800" draw:type="round-rectangular-callout" draw:modifiers="2511.9803543238 39819.6483971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draw:layer="layout" svg:width="5.7cm" svg:height="2.9cm" svg:x="2.5cm" svg:y="13.801cm">
          <text:p text:style-name="P1"><text:span text:style-name="T1">Les variables de tipus array emmagatzemen una referencia a la zona de memòria on es guarden els valors de l'array</text:span></text:p>
          <draw:enhanced-geometry svg:viewBox="0 0 21600 21600" draw:text-areas="800 800 20800 20800" draw:type="round-rectangular-callout" draw:modifiers="3860.79635151728 -20267.2182006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Per_20_defecte">
        <draw:custom-shape draw:style-name="gr16" draw:text-style-name="P1" draw:layer="layout" svg:width="10.6cm" svg:height="5.099cm" svg:x="2.8cm" svg:y="4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1.4cm" svg:x="3.1cm" svg:y="6.3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7cm" svg:x="3.502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1cm" svg:height="3.4cm" svg:x="8cm" svg:y="5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9cm" svg:height="2.5cm" svg:x="2.6cm" svg:y="1.6cm">
          <text:p text:style-name="P1"><text:span text:style-name="T1">La crida a la funció copia el valor de la variable al valor del paràmetre</text:span></text:p>
          <draw:enhanced-geometry svg:viewBox="0 0 21600 21600" draw:text-areas="800 800 20800 20800" draw:type="round-rectangular-callout" draw:modifiers="19861.3688797744 47682.3670531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.4cm" svg:height="1.5cm" svg:x="8.6cm" svg:y="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7cm" svg:x="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cm" svg:height="1.9cm" svg:x="8.2cm" svg:y="2.4cm">
          <text:p text:style-name="P1"><text:span text:style-name="T1">Memòria protegida que només pot veure la funció</text:span></text:p>
          <draw:enhanced-geometry svg:viewBox="0 0 21600 21600" draw:text-areas="800 800 20800 20800" draw:type="round-rectangular-callout" draw:modifiers="8023.17354524481 39052.7091004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4cm" svg:height="0.7cm" svg:x="4.6cm" svg:y="6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3" draw:style-name="dp1" draw:master-page-name="Per_20_defecte">
        <draw:custom-shape draw:style-name="gr21" draw:text-style-name="P1" draw:layer="layout" svg:width="16.6cm" svg:height="6.999cm" svg:x="2.6cm" svg:y="2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1.5cm" svg:x="11.1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11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7cm" svg:x="12.4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cm" svg:height="0.7cm" svg:x="13.3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7cm" svg:x="14.2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cm" svg:height="0.7cm" svg:x="15.1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99cm" svg:x="16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7cm" svg:x="16.9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2.8cm" svg:y="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8cm" svg:x="3.1cm" svg:y="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" draw:layer="layout" svg:width="6.9cm" svg:height="0.6cm" svg:x="4.2cm" svg:y="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4.3cm" svg:height="3.5cm" svg:x="1cm" svg:y="7.9cm">
          <text:p text:style-name="P1"><text:span text:style-name="T1">La crida a la funció copia el valor de la variable al valor del paràmetre, però en aquest cas es copia la referència</text:span></text:p>
          <draw:enhanced-geometry svg:viewBox="0 0 21600 21600" draw:text-areas="800 800 20800 20800" draw:type="round-rectangular-callout" draw:modifiers="18260.3115554522 -167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" draw:layer="layout" svg:width="4.1cm" svg:height="3.4cm" svg:x="5.2cm" svg:y="4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cm" svg:height="1.5cm" svg:x="5.5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8cm" svg:x="5.8cm" svg:y="6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3.135cm" svg:height="0.678cm" draw:transform="rotate (-0.939510736348547) translate (4.158cm 3.8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5.013cm" svg:height="0.605cm" draw:transform="skewX (-0.00994837673636773) rotate (0.499862297771176) translate (6.8cm 6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9cm" svg:height="1.9cm" svg:x="8.2cm" svg:y="9.4cm">
          <text:p text:style-name="P1"><text:span text:style-name="T1">Memòria protegida que només pot veure la funció</text:span></text:p>
          <draw:enhanced-geometry svg:viewBox="0 0 21600 21600" draw:text-areas="800 800 20800 20800" draw:mirror-horizontal="false" draw:mirror-vertical="false" draw:type="round-rectangular-callout" draw:modifiers="2668.85413996411 -21384.1136244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3cm" svg:height="2.2cm" svg:x="13.5cm" svg:y="7.801cm">
          <text:p text:style-name="P1"><text:span text:style-name="T1">La variable i el paràmetre referencien el mateix conjunt de valors</text:span></text:p>
          <draw:enhanced-geometry svg:viewBox="0 0 21600 21600" draw:text-areas="800 800 20800 20800" draw:type="round-rectangular-callout" draw:modifiers="-13112.6714717508 -38155.7473875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Per_20_defecte">
        <draw:custom-shape draw:style-name="gr21" draw:text-style-name="P1" draw:layer="layout" svg:width="16.6cm" svg:height="6.999cm" svg:x="2.3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1.5cm" svg:x="10.8cm" svg:y="3.0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11.2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7cm" svg:x="12.1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cm" svg:height="0.7cm" svg:x="13.0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7cm" svg:x="13.9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cm" svg:height="0.7cm" svg:x="14.8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99cm" svg:x="15.7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7cm" svg:x="16.6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2.5cm" svg:y="3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8cm" svg:x="2.8cm" svg:y="3.4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" draw:layer="layout" svg:width="6.9cm" svg:height="0.6cm" svg:x="3.9cm" svg:y="3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4.1cm" svg:height="3.4cm" svg:x="4.9cm" svg:y="5.0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cm" svg:height="1.5cm" svg:x="5.2cm" svg:y="6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8cm" svg:x="5.5cm" svg:y="6.5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3.135cm" svg:height="0.678cm" draw:transform="rotate (-0.939510736348547) translate (3.858cm 4.31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4cm" svg:height="1.5cm" svg:x="7.2cm" svg:y="6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8cm" svg:height="0.8cm" svg:x="7.501cm" svg:y="6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8cm" svg:height="1.5cm" svg:x="11.4cm" svg:y="6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14.3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7cm" svg:x="11.7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cm" svg:height="0.7cm" svg:x="12.5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7cm" svg:x="16.3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cm" svg:height="0.7cm" svg:x="17.2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99cm" svg:x="13.5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7cm" svg:x="15.3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9cm" svg:height="0.6cm" svg:x="8.5cm" svg:y="7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8cm" svg:height="1.5cm" svg:x="10.8cm" svg:y="3.0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11.2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7cm" svg:x="12.1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cm" svg:height="0.7cm" svg:x="13.0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7cm" svg:x="13.9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cm" svg:height="0.7cm" svg:x="14.8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99cm" svg:x="15.7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7cm" svg:x="16.6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6.9cm" svg:height="0.6cm" svg:x="3.9cm" svg:y="3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9cm" svg:height="1.9cm" svg:x="5.9cm" svg:y="10.099cm">
          <text:p text:style-name="P1"><text:span text:style-name="T1">Memòria protegida que només pot veure la funció</text:span></text:p>
          <draw:enhanced-geometry svg:viewBox="0 0 21600 21600" draw:text-areas="800 800 20800 20800" draw:mirror-horizontal="false" draw:mirror-vertical="false" draw:type="round-rectangular-callout" draw:modifiers="2668.85413996411 -21384.1136244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" draw:layer="layout" svg:width="5.7cm" svg:height="2.8cm" svg:x="12cm" svg:y="10.2cm">
          <text:p text:style-name="P1"><text:span text:style-name="T1">La variable inicialitzada dins la funció referencia un conjunt de dades diferent a la variable passada per paràmetre</text:span></text:p>
          <draw:enhanced-geometry svg:viewBox="0 0 21600 21600" draw:text-areas="800 800 20800 20800" draw:type="round-rectangular-callout" draw:modifiers="-7426.06560252587 -21345.5194573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5.013cm" svg:height="0.605cm" draw:transform="skewX (-0.00994837673636773) rotate (0.499862297771176) translate (6.2cm 6.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ymmetric_20_Arrow" draw:fill="none" draw:fill-gradient-name="Gradient_20_7" draw:fill-hatch-name="Hatching_20_6" draw:fill-image-name="Bitmap_20_1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00:56:39.687206280</meta:creation-date>
    <meta:editing-duration>PT35M9S</meta:editing-duration>
    <meta:editing-cycles>9</meta:editing-cycles>
    <meta:generator>LibreOffice/4.3.3.2$Linux_X86_64 LibreOffice_project/430m0$Build-2</meta:generator>
    <meta:initial-creator>josep </meta:initial-creator>
    <dc:date>2018-01-25T13:28:15.400067234</dc:date>
    <dc:creator>Josep Bornas</dc:creator>
    <meta:document-statistic meta:object-count="102"/>
  </office:meta>
</office:document-meta>
</file>